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9cm" table:align="margins" style:writing-mode="lr-tb"/>
    </style:style>
    <style:style style:name="Tableau1.A" style:family="table-column">
      <style:table-column-properties style:column-width="1.164cm" style:rel-column-width="4488*"/>
    </style:style>
    <style:style style:name="Tableau1.B" style:family="table-column">
      <style:table-column-properties style:column-width="4.501cm" style:rel-column-width="17354*"/>
    </style:style>
    <style:style style:name="Tableau1.C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b3b3b3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 style:writing-mode="lr-tb"/>
    </style:style>
    <style:style style:name="Tableau2.A" style:family="table-column">
      <style:table-column-properties style:column-width="1.164cm" style:rel-column-width="4484*"/>
    </style:style>
    <style:style style:name="Tableau2.B" style:family="table-column">
      <style:table-column-properties style:column-width="4.501cm" style:rel-column-width="17340*"/>
    </style:style>
    <style:style style:name="Tableau2.C" style:family="table-column">
      <style:table-column-properties style:column-width="2.833cm" style:rel-column-width="10912*"/>
    </style:style>
    <style:style style:name="Tableau2.D" style:family="table-column">
      <style:table-column-properties style:column-width="2.835cm" style:rel-column-width="10919*"/>
    </style:style>
    <style:style style:name="Tableau2.F" style:family="table-column">
      <style:table-column-properties style:column-width="2.847cm" style:rel-column-width="10968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22pt" style:font-size-complex="22pt"/>
    </style:style>
    <style:style style:name="P3" style:family="paragraph" style:parent-style-name="Standard">
      <style:text-properties style:font-name="Arial1" fo:font-size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 style:font-size-complex="22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text-underline-style="solid" style:text-underline-width="auto" style:text-underline-color="font-color"/>
    </style:style>
    <style:style style:name="P12" style:family="paragraph" style:parent-style-name="Table_20_Contents">
      <style:text-properties style:font-name="Arial1" fo:font-size="22pt" style:font-size-asian="22pt" style:font-size-complex="22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Arial1"/>
    </style:style>
    <style:style style:name="P16" style:family="paragraph" style:parent-style-name="Text_20_body">
      <style:paragraph-properties fo:text-align="start" style:justify-single-word="false"/>
      <style:text-properties style:text-line-through-style="none" style:font-name="Arial1" style:text-underline-style="none" style:text-blinking="false"/>
    </style:style>
    <style:style style:name="P17" style:family="paragraph" style:parent-style-name="PSPAC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PSPACE">
      <style:paragraph-properties fo:text-align="center" style:justify-single-word="false"/>
      <style:text-properties style:font-name="Arial1" fo:font-size="14pt" style:text-underline-style="solid" style:text-underline-width="auto" style:text-underline-color="font-color"/>
    </style:style>
    <style:style style:name="P19" style:family="paragraph" style:parent-style-name="Text_20_body" style:master-page-name="First_20_Page">
      <style:paragraph-properties style:page-number="auto"/>
      <style:text-properties style:font-name="Arial1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4pt"/>
    </style:style>
    <style:style style:name="T2" style:family="text">
      <style:text-properties fo:language="fr" fo:country="BE" style:font-name-asian="Lucida Console" style:font-size-asian="14pt" style:font-name-complex="Lucida Console" style:font-size-complex="14pt"/>
    </style:style>
    <style:style style:name="T3" style:family="text">
      <style:text-properties fo:language="fr" fo:country="BE" style:font-name-asian="Lucida Console" style:font-name-complex="Lucida Console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81067912" text:id="ct381067912">
          <text:insertion>
            <office:change-info>
              <dc:creator>Auteur inconnu</dc:creator>
              <dc:date>2017-04-26T11:16:00</dc:date>
            </office:change-info>
          </text:insertion>
        </text:changed-region>
        <text:changed-region xml:id="ct381090792" text:id="ct38109079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81103376" text:id="ct381103376">
          <text:insertion>
            <office:change-info>
              <dc:creator>Auteur inconnu</dc:creator>
              <dc:date>2017-07-12T10:32:00</dc:date>
            </office:change-info>
          </text:insertion>
        </text:changed-region>
        <text:changed-region xml:id="ct381092664" text:id="ct381092664">
          <text:insertion>
            <office:change-info>
              <dc:creator>Auteur inconnu</dc:creator>
              <dc:date>2017-07-12T10:33:00</dc:date>
            </office:change-info>
          </text:insertion>
        </text:changed-region>
        <text:changed-region xml:id="ct381097968" text:id="ct381097968">
          <text:insertion>
            <office:change-info>
              <dc:creator>Auteur inconnu</dc:creator>
              <dc:date>2017-03-14T10:16:00</dc:date>
            </office:change-info>
          </text:insertion>
        </text:changed-region>
        <text:changed-region xml:id="ct381097760" text:id="ct381097760">
          <text:insertion>
            <office:change-info>
              <dc:creator>Auteur inconnu</dc:creator>
              <dc:date>2017-03-14T10:23:00</dc:date>
            </office:change-info>
          </text:insertion>
        </text:changed-region>
        <text:changed-region xml:id="ct381097136" text:id="ct381097136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381070928" text:id="ct381070928">
          <text:insertion>
            <office:change-info>
              <dc:creator>Auteur inconnu</dc:creator>
              <dc:date>2012-04-04T14:22:00</dc:date>
            </office:change-info>
          </text:insertion>
        </text:changed-region>
        <text:changed-region xml:id="ct381096928" text:id="ct381096928">
          <text:insertion>
            <office:change-info>
              <dc:creator>Auteur inconnu</dc:creator>
              <dc:date>2012-04-04T14:23:00</dc:date>
            </office:change-info>
          </text:insertion>
        </text:changed-region>
        <text:changed-region xml:id="ct381097032" text:id="ct381097032">
          <text:insertion>
            <office:change-info>
              <dc:creator>Auteur inconnu</dc:creator>
              <dc:date>2012-04-04T15:37:00</dc:date>
            </office:change-info>
          </text:insertion>
        </text:changed-region>
        <text:changed-region xml:id="ct381083928" text:id="ct381083928">
          <text:insertion>
            <office:change-info>
              <dc:creator>Auteur inconnu</dc:creator>
              <dc:date>2012-04-04T14:24:00</dc:date>
            </office:change-info>
          </text:insertion>
        </text:changed-region>
        <text:changed-region xml:id="ct381076648" text:id="ct381076648">
          <text:insertion>
            <office:change-info>
              <dc:creator>Auteur inconnu</dc:creator>
              <dc:date>2012-04-04T12:39:00</dc:date>
            </office:change-info>
          </text:insertion>
        </text:changed-region>
        <text:changed-region xml:id="ct381075088" text:id="ct381075088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381076856" text:id="ct381076856">
          <text:insertion>
            <office:change-info>
              <dc:creator>Auteur inconnu</dc:creator>
              <dc:date>2012-04-04T16:37:00</dc:date>
            </office:change-info>
          </text:insertion>
        </text:changed-region>
        <text:changed-region xml:id="ct381072592" text:id="ct381072592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81074360" text:id="ct381074360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81083824" text:id="ct381083824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381090376" text:id="ct381090376">
          <text:insertion>
            <office:change-info>
              <dc:creator>Auteur inconnu</dc:creator>
              <dc:date>2012-04-04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Séance du Collège Communal</text:p>
          </table:table-cell>
        </table:table-row>
        <table:table-row>
          <table:table-cell table:style-name="Tableau4.A1" office:value-type="string">
            <text:p text:style-name="P8"><text:change-start text:change-id="ct381067912"/>self.adapted().getDisplayableName()<text:change-end text:change-id="ct381067912"/></text:p>
          </table:table-cell>
        </table:table-row>
        <table:table-row>
          <table:table-cell table:style-name="Tableau4.A1" office:value-type="string">
            <text:p text:style-name="P8">Liste des points</text:p>
          </table:table-cell>
        </table:table-row>
        <table:table-row>
          <table:table-cell table:style-name="Tableau4.A1" office:value-type="string">
            <text:p text:style-name="P12"/>
          </table:table-cell>
        </table:table-row>
        <table:table-row>
          <table:table-cell table:style-name="Tableau4.A1" office:value-type="string">
            <text:p text:style-name="P5">Lieu : <text:change-start text:change-id="ct381090792"/>self.getPlace()<text:change-end text:change-id="ct381090792"/></text:p>
          </table:table-cell>
        </table:table-row>
      </table:table>
      <text:p text:style-name="Standard"/>
      <text:p text:style-name="P9">Ouverture de la séance à <text:change-start text:change-id="ct381103376"/><text:span text:style-name="T2">self.toLocalizedTime(self.getStartDate(),time_only=1)</text:span><text:change-end text:change-id="ct381103376"/></text:p>
      <text:p text:style-name="P10"/>
      <text:p text:style-name="P10">Clôture de la séance à <text:change-start text:change-id="ct381092664"/><text:span text:style-name="T3">self.toLocalizedTime(self.getEndDate(),time_only=1)</text:span><text:change-end text:change-id="ct381092664"/></text:p>
      <text:p text:style-name="P15"/>
      <text:p text:style-name="P16"/>
      <text:p text:style-name="P11">Présents<text:span text:style-name="T4"> :</text:span></text:p>
      <text:p text:style-name="assembly"><text:change-start text:change-id="ct381097968"/><office:annotation><dc:creator>Auteur inconnu</dc:creator><dc:date>2017-03-14T10:16:03.17</dc:date><text:p text:style-name="P20"><text:span text:style-name="T5">do text if self.getAssembly()</text:span></text:p><text:p text:style-name="P20"><text:span text:style-name="T5">from xhtml(self.getAssembly())</text:span></text:p></office:annotation><text:change-end text:change-id="ct381097968"/>Assembly</text:p>
      <text:p text:style-name="assembly"><text:change-start text:change-id="ct381097760"/><office:annotation><dc:creator>Auteur inconnu</dc:creator><dc:date>2017-03-14T10:23:13.17</dc:date><text:p><text:span text:style-name="T6">do text if not self.getAssembly()</text:span></text:p><text:p>from xhtml(self.adapted().getStrikedAssembly(True))</text:p></office:annotation><text:change-end text:change-id="ct381097760"/>Assembly</text:p>
      <text:p text:style-name="P14"/>
      <text:p text:style-name="P15"/>
      <text:p text:style-name="P15"/>
      <text:p text:style-name="P11">Observations<text:span text:style-name="T4"> :</text:span></text:p>
      <text:p text:style-name="P6"><text:span text:style-name="T1"><office:annotation><dc:date>2008-04-04T00:00:00.17</dc:date><text:p>do text</text:p><text:p>from xhtml(self.getObservations())</text:p></office:annotation></text:span><text:span text:style-name="T1">Observation</text:span></text:p>
      <text:p text:style-name="P18">Procès-verbal de base</text:p>
      <text:p text:style-name="P3"/>
      <text:section text:style-name="Sect1" text:name="Section2">
        <table:table table:name="Tableau1" table:style-name="Tableau1">
          <table:table-column table:style-name="Tableau1.A"/>
          <table:table-column table:style-name="Tableau1.B"/>
          <table:table-column table:style-name="Tableau1.C" table:number-columns-repeated="3"/>
          <table:table-column table:style-name="Tableau1.F"/>
          <table:table-row>
            <table:table-cell table:style-name="Tableau1.A1" office:value-type="string">
              <text:p text:style-name="P13">Num.</text:p>
            </table:table-cell>
            <table:table-cell table:style-name="Tableau1.A1" office:value-type="string">
              <text:p text:style-name="P13">Titre</text:p>
            </table:table-cell>
            <table:table-cell table:style-name="Tableau1.A1" office:value-type="string">
              <text:p text:style-name="P13">Agent traitant</text:p>
            </table:table-cell>
            <table:table-cell table:style-name="Tableau1.A1" office:value-type="string">
              <text:p text:style-name="P13">Etat</text:p>
            </table:table-cell>
            <table:table-cell table:style-name="Tableau1.A1" office:value-type="string">
              <text:p text:style-name="P13">Catégorie</text:p>
            </table:table-cell>
            <table:table-cell table:style-name="Tableau1.F1" office:value-type="string">
              <text:p text:style-name="P13">Service</text:p>
            </table:table-cell>
          </table:table-row>
          <table:table-row>
            <table:table-cell table:style-name="Tableau1.A2" office:value-type="string">
              <text:p text:style-name="P7"><text:change-start text:change-id="ct381097136"/>Item.getItemNumber(relativeTo='meeting')<text:change-end text:change-id="ct381097136"/></text:p>
            </table:table-cell>
            <table:table-cell table:style-name="Tableau1.A2" office:value-type="string">
              <text:p text:style-name="Table_20_Contents"><office:annotation><dc:creator>Auteur inconnu</dc:creator><dc:date>2012-04-04T14:25:50.17</dc:date><text:p text:style-name="P20"><text:span text:style-name="T5">do row for Item in self.getItemsInOrder()</text:span></text:p></office:annotation><text:change-start text:change-id="ct381070928"/>Item.Title()<text:change-end text:change-id="ct381070928"/></text:p>
            </table:table-cell>
            <table:table-cell table:style-name="Tableau1.A2" office:value-type="string">
              <text:p text:style-name="Table_20_Contents"><text:change-start text:change-id="ct381096928"/>Item.portal_membership.getMemberInfo(Item.getTreatUser())['fullname']<text:change-end text:change-id="ct381096928"/></text:p>
            </table:table-cell>
            <table:table-cell table:style-name="Tableau1.A2" office:value-type="string">
              <text:p text:style-name="Table_20_Contents"><text:change-start text:change-id="ct381097032"/>Item.utranslate(Item.queryState(),domain='plone')<text:change-end text:change-id="ct381097032"/></text:p>
            </table:table-cell>
            <table:table-cell table:style-name="Tableau1.A2" office:value-type="string">
              <text:p text:style-name="Table_20_Contents"><text:change-start text:change-id="ct381083928"/>Item.getCategory()<text:change-end text:change-id="ct381083928"/></text:p>
            </table:table-cell>
            <table:table-cell table:style-name="Tableau1.F2" office:value-type="string">
              <text:p text:style-name="Table_20_Contents"><text:change-start text:change-id="ct381076648"/>Item.getProposingGroup()<text:change-end text:change-id="ct381076648"/></text:p>
            </table:table-cell>
          </table:table-row>
        </table:table>
        <text:p text:style-name="Standard"/>
        <text:section text:style-name="Sect2" text:name="Sectionlate">
          <text:p text:style-name="P17"><text:span text:style-name="T1"><office:annotation><dc:creator>Auteur inconnu</dc:creator><dc:date>2012-04-04T15:52:03.17</dc:date><text:p text:style-name="P20"><text:span text:style-name="T5">do section if self.getRawLateItems()</text:span></text:p></office:annotation></text:span><text:span text:style-name="T1">Procès-verbal complementaire</text:span></text:p>
          <text:p text:style-name="P3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C"/>
            <table:table-column table:style-name="Tableau2.F"/>
            <table:table-row>
              <table:table-cell table:style-name="Tableau2.A1" office:value-type="string">
                <text:p text:style-name="P13">Num.</text:p>
              </table:table-cell>
              <table:table-cell table:style-name="Tableau2.A1" office:value-type="string">
                <text:p text:style-name="P13">Titre</text:p>
              </table:table-cell>
              <table:table-cell table:style-name="Tableau2.A1" office:value-type="string">
                <text:p text:style-name="P13">Agent traitant</text:p>
              </table:table-cell>
              <table:table-cell table:style-name="Tableau2.A1" office:value-type="string">
                <text:p text:style-name="P13">Etat</text:p>
              </table:table-cell>
              <table:table-cell table:style-name="Tableau2.A1" office:value-type="string">
                <text:p text:style-name="P13">Catégorie</text:p>
              </table:table-cell>
              <table:table-cell table:style-name="Tableau2.F1" office:value-type="string">
                <text:p text:style-name="P13">Service</text:p>
              </table:table-cell>
            </table:table-row>
            <table:table-row>
              <table:table-cell table:style-name="Tableau2.A2" office:value-type="string">
                <text:p text:style-name="P7"><text:change-start text:change-id="ct381075088"/>Item.getItemNumber(relativeTo='meeting')<text:change-end text:change-id="ct381075088"/></text:p>
              </table:table-cell>
              <table:table-cell table:style-name="Tableau2.A2" office:value-type="string">
                <text:p text:style-name="Table_20_Contents"><text:change-start text:change-id="ct381076856"/>Item.Title()<text:change-end text:change-id="ct381076856"/><office:annotation><dc:creator>Auteur inconnu</dc:creator><dc:date>2012-04-04T14:25:50.17</dc:date><text:p text:style-name="P20"><text:span text:style-name="T5">do row for Item in self.getItemsInOrder(late=True)</text:span></text:p></office:annotation></text:p>
              </table:table-cell>
              <table:table-cell table:style-name="Tableau2.A2" office:value-type="string">
                <text:p text:style-name="Table_20_Contents"><text:change-start text:change-id="ct381072592"/>Item.portal_membership.getMemberInfo(Item.getTreatUser())['fullname']<text:change-end text:change-id="ct381072592"/></text:p>
              </table:table-cell>
              <table:table-cell table:style-name="Tableau2.A2" office:value-type="string">
                <text:p text:style-name="Table_20_Contents"><text:change-start text:change-id="ct381074360"/>Item.utranslate(Item.queryState(),domain='plone')<text:change-end text:change-id="ct381074360"/></text:p>
              </table:table-cell>
              <table:table-cell table:style-name="Tableau2.A2" office:value-type="string">
                <text:p text:style-name="Table_20_Contents"><text:change-start text:change-id="ct381083824"/>Item.getCategory()<text:change-end text:change-id="ct381083824"/></text:p>
              </table:table-cell>
              <table:table-cell table:style-name="Tableau2.F2" office:value-type="string">
                <text:p text:style-name="Table_20_Contents"><text:change-start text:change-id="ct381090376"/>Item.getProposingGroup()<text:change-end text:change-id="ct381090376"/></text:p>
              </table:table-cell>
            </table:table-row>
          </table:table>
          <text:p text:style-name="Standard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1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 style:nex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11T09:15:30.97</dc:date>
    <meta:print-date>2006-03-23T13:01:00</meta:print-date>
    <dc:language>fr-FR</dc:language>
    <meta:editing-cycles>177</meta:editing-cycles>
    <meta:editing-duration>P9DT19H1M21S</meta:editing-duration>
    <meta:document-statistic meta:table-count="3" meta:image-count="0" meta:object-count="0" meta:page-count="3" meta:paragraph-count="38" meta:word-count="68" meta:character-count="86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